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61B1E146C111FDD3.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0.9285in" style:rel-column-width="9362*"/>
    </style:style>
    <style:style style:name="Table1.G" style:family="table-column">
      <style:table-column-properties style:column-width="0.9285in" style:rel-column-width="9363*"/>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style>
    <style:style style:name="Table2.A" style:family="table-column">
      <style:table-column-properties style:column-width="1.0833in" style:rel-column-width="10922*"/>
    </style:style>
    <style:style style:name="Table2.F" style:family="table-column">
      <style:table-column-properties style:column-width="1.0833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weight="bold"/>
    </style:style>
    <style:style style:name="P3" style:family="paragraph" style:parent-style-name="Standard">
      <style:text-properties style:font-name="Times" fo:font-size="12pt" fo:letter-spacing="normal" fo:font-weight="bold" officeooo:rsid="0018bd7d" officeooo:paragraph-rsid="0018bd7d"/>
    </style:style>
    <style:style style:name="P4" style:family="paragraph" style:parent-style-name="Standard">
      <style:text-properties style:font-name="Times" fo:font-size="12pt" fo:letter-spacing="normal" fo:font-weight="bold" officeooo:paragraph-rsid="001a757d"/>
    </style:style>
    <style:style style:name="P5" style:family="paragraph" style:parent-style-name="Standard">
      <style:text-properties style:font-name="Times" fo:font-size="12pt" fo:letter-spacing="normal" fo:font-weight="bold" officeooo:paragraph-rsid="003d9e23"/>
    </style:style>
    <style:style style:name="P6" style:family="paragraph" style:parent-style-name="Standard">
      <style:text-properties style:font-name="Times" fo:font-size="12pt" fo:letter-spacing="normal" fo:font-weight="bold" officeooo:paragraph-rsid="0044e69a"/>
    </style:style>
    <style:style style:name="P7" style:family="paragraph" style:parent-style-name="Standard">
      <style:text-properties style:font-name="Times" fo:font-size="12pt" fo:letter-spacing="normal" fo:font-weight="bold" officeooo:paragraph-rsid="004d81d5"/>
    </style:style>
    <style:style style:name="P8" style:family="paragraph" style:parent-style-name="Standard">
      <style:text-properties style:font-name="Times" fo:font-size="12pt" fo:letter-spacing="normal" fo:font-weight="bold" officeooo:rsid="004d81d5" officeooo:paragraph-rsid="004d81d5"/>
    </style:style>
    <style:style style:name="P9" style:family="paragraph" style:parent-style-name="Standard">
      <style:text-properties style:font-name="Times" fo:font-size="12pt" fo:letter-spacing="normal" fo:font-weight="bold" officeooo:paragraph-rsid="00505c35"/>
    </style:style>
    <style:style style:name="P10" style:family="paragraph" style:parent-style-name="Standard">
      <style:text-properties style:font-name="Times" fo:font-size="12pt" fo:letter-spacing="normal" fo:font-weight="bold" officeooo:paragraph-rsid="005b7fef"/>
    </style:style>
    <style:style style:name="P11" style:family="paragraph" style:parent-style-name="Standard">
      <style:text-properties style:font-name="Times" fo:font-size="12pt" fo:letter-spacing="normal" fo:font-weight="bold" officeooo:paragraph-rsid="005d4eb4"/>
    </style:style>
    <style:style style:name="P12" style:family="paragraph" style:parent-style-name="Standard">
      <style:text-properties style:font-name="Times" fo:font-size="12pt" fo:letter-spacing="normal" fo:font-weight="bold" officeooo:rsid="007222b9" officeooo:paragraph-rsid="007222b9"/>
    </style:style>
    <style:style style:name="P13" style:family="paragraph" style:parent-style-name="Standard">
      <style:text-properties style:font-name="Times" fo:font-size="12pt" fo:letter-spacing="normal" fo:font-weight="bold" officeooo:rsid="00618bb6" officeooo:paragraph-rsid="00618bb6"/>
    </style:style>
    <style:style style:name="P14" style:family="paragraph" style:parent-style-name="Standard">
      <style:text-properties style:font-name="Times" fo:font-size="12pt" fo:letter-spacing="normal" fo:font-weight="bold" officeooo:rsid="0073935d" officeooo:paragraph-rsid="0073935d"/>
    </style:style>
    <style:style style:name="P15" style:family="paragraph" style:parent-style-name="Standard">
      <style:text-properties style:font-name="Times" fo:font-size="12pt" fo:letter-spacing="normal" fo:font-weight="bold" officeooo:rsid="0073935d" officeooo:paragraph-rsid="0073935d" style:font-weight-asian="bold" style:font-weight-complex="bold"/>
    </style:style>
    <style:style style:name="P16" style:family="paragraph" style:parent-style-name="Standard">
      <style:text-properties style:font-name="Times" fo:font-size="12pt" fo:letter-spacing="normal" fo:font-weight="bold" officeooo:paragraph-rsid="0073935d" style:font-weight-asian="bold" style:font-weight-complex="bold"/>
    </style:style>
    <style:style style:name="P17"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18" style:family="paragraph" style:parent-style-name="Standard">
      <style:text-properties style:font-name="Times" fo:font-size="12pt" fo:letter-spacing="normal" officeooo:rsid="0018bd7d" officeooo:paragraph-rsid="0018bd7d"/>
    </style:style>
    <style:style style:name="P19" style:family="paragraph" style:parent-style-name="Standard">
      <style:text-properties style:font-name="Times" fo:font-size="12pt" fo:letter-spacing="normal" officeooo:paragraph-rsid="001a757d"/>
    </style:style>
    <style:style style:name="P20" style:family="paragraph" style:parent-style-name="Standard">
      <style:text-properties style:font-name="Times" fo:font-size="12pt" fo:letter-spacing="normal" officeooo:rsid="001a757d" officeooo:paragraph-rsid="001a757d"/>
    </style:style>
    <style:style style:name="P21" style:family="paragraph" style:parent-style-name="Standard">
      <style:text-properties style:font-name="Times" fo:font-size="12pt" fo:letter-spacing="normal" officeooo:rsid="001a762a" officeooo:paragraph-rsid="001a762a"/>
    </style:style>
    <style:style style:name="P22" style:family="paragraph" style:parent-style-name="Standard">
      <style:text-properties style:font-name="Times" fo:font-size="12pt" fo:letter-spacing="normal" officeooo:rsid="001ad05a" officeooo:paragraph-rsid="001ad05a"/>
    </style:style>
    <style:style style:name="P23" style:family="paragraph" style:parent-style-name="Standard">
      <style:text-properties style:font-name="Times" fo:font-size="12pt" fo:letter-spacing="normal" officeooo:rsid="002135e5" officeooo:paragraph-rsid="002135e5"/>
    </style:style>
    <style:style style:name="P24" style:family="paragraph" style:parent-style-name="Standard">
      <style:text-properties style:font-name="Times" fo:font-size="12pt" fo:letter-spacing="normal" officeooo:rsid="00232db4" officeooo:paragraph-rsid="00232db4"/>
    </style:style>
    <style:style style:name="P25" style:family="paragraph" style:parent-style-name="Standard">
      <style:text-properties style:font-name="Times" fo:font-size="12pt" fo:letter-spacing="normal" officeooo:rsid="00232db4" officeooo:paragraph-rsid="0037549a"/>
    </style:style>
    <style:style style:name="P26" style:family="paragraph" style:parent-style-name="Standard">
      <style:text-properties style:font-name="Times" fo:font-size="12pt" fo:letter-spacing="normal" fo:font-weight="normal" style:font-weight-asian="normal" style:font-weight-complex="normal"/>
    </style:style>
    <style:style style:name="P27" style:family="paragraph" style:parent-style-name="Standard">
      <style:text-properties style:font-name="Times" fo:font-size="12pt" fo:letter-spacing="normal" fo:font-weight="normal" officeooo:rsid="004d81d5" officeooo:paragraph-rsid="004d81d5" style:font-weight-asian="normal" style:font-weight-complex="normal"/>
    </style:style>
    <style:style style:name="P28" style:family="paragraph" style:parent-style-name="Standard">
      <style:text-properties style:font-name="Times" fo:font-size="12pt" fo:letter-spacing="normal" fo:font-weight="normal" officeooo:rsid="004d81d5" officeooo:paragraph-rsid="004f7d9d" style:font-weight-asian="normal" style:font-weight-complex="normal"/>
    </style:style>
    <style:style style:name="P29" style:family="paragraph" style:parent-style-name="Standard">
      <style:text-properties style:font-name="Times" fo:font-size="12pt" fo:letter-spacing="normal" fo:font-weight="normal" officeooo:rsid="004f7d9d" officeooo:paragraph-rsid="004f7d9d" style:font-weight-asian="normal" style:font-weight-complex="normal"/>
    </style:style>
    <style:style style:name="P30" style:family="paragraph" style:parent-style-name="Standard">
      <style:text-properties style:font-name="Times" fo:font-size="12pt" fo:letter-spacing="normal" fo:font-weight="normal" officeooo:paragraph-rsid="00623a15" style:font-weight-asian="normal" style:font-weight-complex="normal"/>
    </style:style>
    <style:style style:name="P31" style:family="paragraph" style:parent-style-name="Standard">
      <style:text-properties style:font-name="Times" fo:font-size="12pt" fo:letter-spacing="normal" fo:font-weight="normal" officeooo:rsid="006a5634" officeooo:paragraph-rsid="006a5634" style:font-weight-asian="normal" style:font-weight-complex="normal"/>
    </style:style>
    <style:style style:name="P32" style:family="paragraph" style:parent-style-name="Standard">
      <style:text-properties style:font-name="Times" fo:font-size="12pt" fo:letter-spacing="normal" fo:font-weight="normal" officeooo:rsid="006d920e" officeooo:paragraph-rsid="006d920e" style:font-weight-asian="normal" style:font-weight-complex="normal"/>
    </style:style>
    <style:style style:name="P33" style:family="paragraph" style:parent-style-name="Standard">
      <style:text-properties style:font-name="Times" fo:font-size="12pt" fo:letter-spacing="normal" fo:font-weight="normal" officeooo:rsid="006f4c27" officeooo:paragraph-rsid="006f4c27" style:font-weight-asian="normal" style:font-weight-complex="normal"/>
    </style:style>
    <style:style style:name="P34" style:family="paragraph" style:parent-style-name="Standard">
      <style:text-properties style:font-name="Times" fo:font-size="12pt" fo:letter-spacing="normal" fo:font-weight="normal" officeooo:rsid="0070fea6" officeooo:paragraph-rsid="0070fea6" style:font-weight-asian="normal" style:font-weight-complex="normal"/>
    </style:style>
    <style:style style:name="P35" style:family="paragraph" style:parent-style-name="Standard">
      <style:text-properties style:font-name="Times" fo:font-size="12pt" fo:letter-spacing="normal" fo:font-weight="normal" officeooo:rsid="007222b9" officeooo:paragraph-rsid="007222b9" style:font-weight-asian="normal" style:font-weight-complex="normal"/>
    </style:style>
    <style:style style:name="P36" style:family="paragraph" style:parent-style-name="Standard">
      <style:text-properties style:font-name="Times" fo:font-size="12pt" fo:letter-spacing="normal" fo:font-weight="normal" officeooo:rsid="0073935d" officeooo:paragraph-rsid="0073935d" style:font-weight-asian="normal" style:font-weight-complex="normal"/>
    </style:style>
    <style:style style:name="P37" style:family="paragraph" style:parent-style-name="Standard">
      <style:text-properties style:font-name="Times" fo:font-size="12pt" fo:letter-spacing="normal" officeooo:rsid="00249d6b" officeooo:paragraph-rsid="0037549a"/>
    </style:style>
    <style:style style:name="P38" style:family="paragraph" style:parent-style-name="Standard">
      <style:text-properties style:font-name="Times" fo:font-size="12pt" fo:letter-spacing="normal" officeooo:paragraph-rsid="0037549a"/>
    </style:style>
    <style:style style:name="P39" style:family="paragraph" style:parent-style-name="Standard">
      <style:text-properties style:font-name="Times" fo:font-size="12pt" fo:letter-spacing="normal" officeooo:rsid="00394adf" officeooo:paragraph-rsid="005d4eb4"/>
    </style:style>
    <style:style style:name="P40" style:family="paragraph" style:parent-style-name="Standard">
      <style:text-properties style:font-name="Times" fo:font-size="12pt" fo:letter-spacing="normal" officeooo:rsid="003d9e23" officeooo:paragraph-rsid="003d9e23"/>
    </style:style>
    <style:style style:name="P41" style:family="paragraph" style:parent-style-name="Standard">
      <style:text-properties style:font-name="Times" fo:font-size="12pt" fo:letter-spacing="normal" officeooo:rsid="003f3257" officeooo:paragraph-rsid="003f3257"/>
    </style:style>
    <style:style style:name="P42" style:family="paragraph" style:parent-style-name="Standard">
      <style:text-properties style:font-name="Times" fo:font-size="12pt" fo:letter-spacing="normal" officeooo:rsid="00466666" officeooo:paragraph-rsid="004d81d5"/>
    </style:style>
    <style:style style:name="P43" style:family="paragraph" style:parent-style-name="Standard">
      <style:text-properties style:font-name="Times" fo:font-size="12pt" fo:letter-spacing="normal" officeooo:rsid="0043b5a3" officeooo:paragraph-rsid="0043b5a3"/>
    </style:style>
    <style:style style:name="P44" style:family="paragraph" style:parent-style-name="Standard">
      <style:text-properties style:font-name="Times" fo:font-size="12pt" fo:letter-spacing="normal" officeooo:rsid="004ba1de" officeooo:paragraph-rsid="004ba1de"/>
    </style:style>
    <style:style style:name="P45" style:family="paragraph" style:parent-style-name="Standard">
      <style:text-properties style:font-name="Times" fo:font-size="12pt" fo:letter-spacing="normal" officeooo:rsid="00505c35"/>
    </style:style>
    <style:style style:name="P46" style:family="paragraph" style:parent-style-name="Standard">
      <style:text-properties style:font-name="Times" fo:font-size="12pt" fo:letter-spacing="normal" officeooo:rsid="00505c35" officeooo:paragraph-rsid="00505c35"/>
    </style:style>
    <style:style style:name="P47" style:family="paragraph" style:parent-style-name="Standard">
      <style:text-properties style:font-name="Times" fo:font-size="12pt" fo:letter-spacing="normal" officeooo:paragraph-rsid="00505c35"/>
    </style:style>
    <style:style style:name="P48" style:family="paragraph" style:parent-style-name="Standard">
      <style:text-properties style:font-name="Times" fo:font-size="12pt" fo:letter-spacing="normal" officeooo:rsid="005a6b4f" officeooo:paragraph-rsid="005a6b4f"/>
    </style:style>
    <style:style style:name="P49" style:family="paragraph" style:parent-style-name="Standard">
      <style:text-properties style:font-name="Times" fo:font-size="12pt" fo:letter-spacing="normal" officeooo:paragraph-rsid="005b7fef"/>
    </style:style>
    <style:style style:name="P50" style:family="paragraph" style:parent-style-name="Standard">
      <style:text-properties style:font-name="Times" fo:font-size="12pt" fo:letter-spacing="normal" officeooo:rsid="005b7fef" officeooo:paragraph-rsid="005b7fef"/>
    </style:style>
    <style:style style:name="P51" style:family="paragraph" style:parent-style-name="Standard">
      <style:text-properties style:font-name="Times" fo:font-size="12pt" fo:letter-spacing="normal" officeooo:rsid="005b7fef" officeooo:paragraph-rsid="005f3891"/>
    </style:style>
    <style:style style:name="P52" style:family="paragraph" style:parent-style-name="Standard">
      <style:text-properties style:font-name="Times" fo:font-size="12pt" fo:letter-spacing="normal" officeooo:rsid="0068ecb8" officeooo:paragraph-rsid="0068ecb8"/>
    </style:style>
    <style:style style:name="P53" style:family="paragraph" style:parent-style-name="Standard">
      <style:text-properties style:font-name="Times" fo:font-size="18pt" fo:letter-spacing="normal" fo:font-weight="bold"/>
    </style:style>
    <style:style style:name="P54" style:family="paragraph" style:parent-style-name="Standard">
      <style:paragraph-properties fo:text-align="center" style:justify-single-word="false"/>
      <style:text-properties style:font-name="Times" fo:font-size="18pt" fo:letter-spacing="normal" fo:font-weight="bold"/>
    </style:style>
    <style:style style:name="P55" style:family="paragraph" style:parent-style-name="Standard">
      <style:text-properties style:font-name="Times" fo:font-size="18pt" fo:letter-spacing="normal" fo:font-weight="bold" officeooo:rsid="006a5634" officeooo:paragraph-rsid="006a5634"/>
    </style:style>
    <style:style style:name="P56" style:family="paragraph" style:parent-style-name="Standard">
      <style:text-properties style:font-name="Times" fo:font-size="14pt" fo:letter-spacing="normal" fo:font-weight="bold"/>
    </style:style>
    <style:style style:name="P57" style:family="paragraph" style:parent-style-name="Standard">
      <style:text-properties style:font-name="Times" fo:font-size="14pt" fo:letter-spacing="normal" fo:font-weight="bold" officeooo:rsid="0068ecb8" officeooo:paragraph-rsid="0068ecb8"/>
    </style:style>
    <style:style style:name="P58" style:family="paragraph" style:parent-style-name="Standard">
      <style:text-properties style:font-name="Times" fo:font-size="16pt" fo:letter-spacing="normal" fo:font-weight="bold"/>
    </style:style>
    <style:style style:name="P59"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style:style>
    <style:style style:name="P60"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b7fef"/>
    </style:style>
    <style:style style:name="P61"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f3891"/>
    </style:style>
    <style:style style:name="P62"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4e69a" officeooo:paragraph-rsid="0044e69a"/>
    </style:style>
    <style:style style:name="P63"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66666" officeooo:paragraph-rsid="00505c35"/>
    </style:style>
    <style:style style:name="P64"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4ba1de"/>
    </style:style>
    <style:style style:name="P65"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5b7fef"/>
    </style:style>
    <style:style style:name="P66"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5f3891"/>
    </style:style>
    <style:style style:name="P67"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394adf" officeooo:paragraph-rsid="004d81d5"/>
    </style:style>
    <style:style style:name="P68" style:family="paragraph" style:parent-style-name="Standard">
      <style:paragraph-properties fo:margin-left="0in" fo:margin-right="0in" fo:text-indent="0in" style:auto-text-indent="false"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69" style:family="paragraph" style:parent-style-name="Standard">
      <style:paragraph-properties fo:margin-left="0in" fo:margin-right="0in" fo:text-indent="0in" style:auto-text-indent="false" style:writing-mode="page">
        <style:tab-stops>
          <style:tab-stop style:position="0.1528in"/>
          <style:tab-stop style:position="0.5in"/>
        </style:tab-stops>
      </style:paragraph-properties>
      <style:text-properties style:font-name="Times" fo:font-size="12pt" fo:letter-spacing="normal" officeooo:rsid="005b7fef" officeooo:paragraph-rsid="005f3891"/>
    </style:style>
    <style:style style:name="P70" style:family="paragraph" style:parent-style-name="Standard">
      <style:paragraph-properties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71" style:family="paragraph" style:parent-style-name="Standard">
      <style:paragraph-properties style:writing-mode="page">
        <style:tab-stops>
          <style:tab-stop style:position="0.1528in"/>
          <style:tab-stop style:position="0.5in"/>
        </style:tab-stops>
      </style:paragraph-properties>
      <style:text-properties style:font-name="Times" fo:font-size="12pt" fo:letter-spacing="normal" officeooo:rsid="005d4eb4" officeooo:paragraph-rsid="005d4eb4"/>
    </style:style>
    <style:style style:name="P72" style:family="paragraph" style:parent-style-name="Table_20_Contents">
      <style:text-properties style:font-name="Times" fo:font-size="12pt"/>
    </style:style>
    <style:style style:name="P73" style:family="paragraph" style:parent-style-name="Table_20_Contents">
      <style:text-properties style:font-name="Times" fo:font-size="12pt" officeooo:rsid="007222b9" officeooo:paragraph-rsid="007222b9"/>
    </style:style>
    <style:style style:name="P74" style:family="paragraph" style:parent-style-name="Table_20_Contents">
      <style:text-properties style:font-name="Times" fo:font-size="12pt" officeooo:rsid="0073935d" officeooo:paragraph-rsid="0073935d"/>
    </style:style>
    <style:style style:name="P75" style:family="paragraph" style:parent-style-name="Standard" style:list-style-name="L1">
      <style:text-properties style:font-name="Times" fo:font-size="12pt" fo:letter-spacing="normal" officeooo:rsid="0037549a" officeooo:paragraph-rsid="0037549a"/>
    </style:style>
    <style:style style:name="P76"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37549a" officeooo:paragraph-rsid="003f3257"/>
    </style:style>
    <style:style style:name="P77"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37549a" officeooo:paragraph-rsid="0040d9d1"/>
    </style:style>
    <style:style style:name="P78" style:family="paragraph" style:parent-style-name="Standard" style:list-style-name="L1">
      <style:text-properties style:font-name="Times" fo:font-size="12pt" fo:letter-spacing="normal" officeooo:rsid="00232db4" officeooo:paragraph-rsid="00232db4"/>
    </style:style>
    <style:style style:name="P79"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232db4" officeooo:paragraph-rsid="003f3257"/>
    </style:style>
    <style:style style:name="P80" style:family="paragraph" style:parent-style-name="Standard" style:list-style-name="L2">
      <style:text-properties style:font-name="Times" fo:font-size="12pt" fo:letter-spacing="normal" officeooo:rsid="003d9e23" officeooo:paragraph-rsid="003d9e23"/>
    </style:style>
    <style:style style:name="P81" style:family="paragraph" style:parent-style-name="Standard" style:list-style-name="L4">
      <style:text-properties style:font-name="Times" fo:font-size="12pt" fo:letter-spacing="normal" officeooo:rsid="004ba1de" officeooo:paragraph-rsid="004ba1de"/>
    </style:style>
    <style:style style:name="P82" style:family="paragraph" style:parent-style-name="Standard" style:list-style-name="L4">
      <style:text-properties style:font-name="Times" fo:font-size="12pt" fo:letter-spacing="normal" officeooo:rsid="004d3b3d" officeooo:paragraph-rsid="004d3b3d"/>
    </style:style>
    <style:style style:name="P83" style:family="paragraph" style:parent-style-name="Standard" style:list-style-name="L4">
      <style:text-properties style:font-name="Times" fo:font-size="12pt" fo:letter-spacing="normal" officeooo:rsid="004d7e37" officeooo:paragraph-rsid="004d7e37"/>
    </style:style>
    <style:style style:name="P84"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style:style>
    <style:style style:name="P85"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460068"/>
    </style:style>
    <style:style style:name="P86"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4ba1de"/>
    </style:style>
    <style:style style:name="P87"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b7fef"/>
    </style:style>
    <style:style style:name="P88"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f3891"/>
    </style:style>
    <style:style style:name="P89"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4acd7e"/>
    </style:style>
    <style:style style:name="P90"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4ba1de"/>
    </style:style>
    <style:style style:name="P91"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5b7fef"/>
    </style:style>
    <style:style style:name="P92"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618bb6"/>
    </style:style>
    <style:style style:name="P93"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5f3891"/>
    </style:style>
    <style:style style:name="P94"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4c9bc" officeooo:paragraph-rsid="0044c9bc"/>
    </style:style>
    <style:style style:name="P95"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96"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b7fef" officeooo:paragraph-rsid="005f3891"/>
    </style:style>
    <style:style style:name="P97"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f3891" officeooo:paragraph-rsid="00618bb6"/>
    </style:style>
    <style:style style:name="P98"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f3891" officeooo:paragraph-rsid="005f3891"/>
    </style:style>
    <style:style style:name="P99"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18bb6" officeooo:paragraph-rsid="00618bb6"/>
    </style:style>
    <style:style style:name="P100"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23a15" officeooo:paragraph-rsid="00623a15"/>
    </style:style>
    <style:style style:name="P101"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34d2d" officeooo:paragraph-rsid="00634d2d"/>
    </style:style>
    <style:style style:name="P102"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59d5e" officeooo:paragraph-rsid="00659d5e"/>
    </style:style>
    <style:style style:name="P103"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466666"/>
    </style:style>
    <style:style style:name="P104"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4ba1de"/>
    </style:style>
    <style:style style:name="P105"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5b7fef"/>
    </style:style>
    <style:style style:name="P106"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5f3891"/>
    </style:style>
    <style:style style:name="P107" style:family="paragraph" style:parent-style-name="Standard" style:list-style-name="L3" style:master-page-name="">
      <loext:graphic-properties draw:fill="none"/>
      <style:paragraph-properties fo:margin-left="0.5in" fo:margin-right="0in" fo:text-indent="-0.5in" style:auto-text-indent="false" style:page-number="auto" fo:background-color="transparent">
        <style:tab-stops>
          <style:tab-stop style:position="0.1528in"/>
          <style:tab-stop style:position="0.5in"/>
        </style:tab-stops>
      </style:paragraph-properties>
      <style:text-properties style:font-name="Times" fo:font-size="12pt" fo:letter-spacing="normal" officeooo:paragraph-rsid="005b7fef"/>
    </style:style>
    <style:style style:name="P108" style:family="paragraph" style:parent-style-name="Standard" style:list-style-name="L3" style:master-page-name="">
      <loext:graphic-properties draw:fill="none"/>
      <style:paragraph-properties fo:margin-left="0.5in" fo:margin-right="0in" fo:text-indent="-0.5in" style:auto-text-indent="false" style:page-number="auto" fo:background-color="transparent">
        <style:tab-stops>
          <style:tab-stop style:position="0.1528in"/>
          <style:tab-stop style:position="0.5in"/>
        </style:tab-stops>
      </style:paragraph-properties>
      <style:text-properties style:font-name="Times" fo:font-size="12pt" fo:letter-spacing="normal" officeooo:rsid="005fda0c" officeooo:paragraph-rsid="005fda0c"/>
    </style:style>
    <style:style style:name="P109" style:family="paragraph" style:parent-style-name="Standard" style:list-style-name="L5">
      <style:paragraph-properties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T1" style:family="text">
      <style:text-properties fo:letter-spacing="normal"/>
    </style:style>
    <style:style style:name="T2" style:family="text">
      <style:text-properties fo:letter-spacing="normal" officeooo:rsid="00485732"/>
    </style:style>
    <style:style style:name="T3" style:family="text">
      <style:text-properties fo:letter-spacing="normal" officeooo:rsid="0049fb83"/>
    </style:style>
    <style:style style:name="T4" style:family="text">
      <style:text-properties fo:letter-spacing="normal" officeooo:rsid="004abdf8"/>
    </style:style>
    <style:style style:name="T5" style:family="text">
      <style:text-properties fo:letter-spacing="normal" officeooo:rsid="004ba1de"/>
    </style:style>
    <style:style style:name="T6" style:family="text">
      <style:text-properties officeooo:rsid="001a757d"/>
    </style:style>
    <style:style style:name="T7" style:family="text">
      <style:text-properties officeooo:rsid="001a762a"/>
    </style:style>
    <style:style style:name="T8" style:family="text">
      <style:text-properties officeooo:rsid="002135e5"/>
    </style:style>
    <style:style style:name="T9" style:family="text">
      <style:text-properties officeooo:rsid="00249d6b"/>
    </style:style>
    <style:style style:name="T10" style:family="text">
      <style:text-properties officeooo:rsid="00263b4d"/>
    </style:style>
    <style:style style:name="T11" style:family="text">
      <style:text-properties officeooo:rsid="0037549a"/>
    </style:style>
    <style:style style:name="T12" style:family="text">
      <style:text-properties officeooo:rsid="003f3257"/>
    </style:style>
    <style:style style:name="T13" style:family="text">
      <style:text-properties officeooo:rsid="0044e69a"/>
    </style:style>
    <style:style style:name="T14" style:family="text">
      <style:text-properties officeooo:rsid="00460068"/>
    </style:style>
    <style:style style:name="T15" style:family="text">
      <style:text-properties officeooo:rsid="0049fb83"/>
    </style:style>
    <style:style style:name="T16" style:family="text">
      <style:text-properties officeooo:rsid="004acd7e"/>
    </style:style>
    <style:style style:name="T17" style:family="text">
      <style:text-properties officeooo:rsid="004ba1de"/>
    </style:style>
    <style:style style:name="T18" style:family="text">
      <style:text-properties officeooo:rsid="004d3b3d"/>
    </style:style>
    <style:style style:name="T19" style:family="text">
      <style:text-properties officeooo:rsid="004d7e37"/>
    </style:style>
    <style:style style:name="T20" style:family="text">
      <style:text-properties officeooo:rsid="004d81d5"/>
    </style:style>
    <style:style style:name="T21" style:family="text">
      <style:text-properties officeooo:rsid="004f7d9d"/>
    </style:style>
    <style:style style:name="T22" style:family="text">
      <style:text-properties officeooo:rsid="00505c35"/>
    </style:style>
    <style:style style:name="T23" style:family="text">
      <style:text-properties officeooo:rsid="005a6b4f"/>
    </style:style>
    <style:style style:name="T24" style:family="text">
      <style:text-properties officeooo:rsid="005b7fef"/>
    </style:style>
    <style:style style:name="T25" style:family="text">
      <style:text-properties officeooo:rsid="005d4eb4"/>
    </style:style>
    <style:style style:name="T26" style:family="text">
      <style:text-properties officeooo:rsid="005f3891"/>
    </style:style>
    <style:style style:name="T27" style:family="text">
      <style:text-properties officeooo:rsid="005fda0c"/>
    </style:style>
    <style:style style:name="T28" style:family="text">
      <style:text-properties officeooo:rsid="00618bb6"/>
    </style:style>
    <style:style style:name="T29" style:family="text">
      <style:text-properties officeooo:rsid="00623a15"/>
    </style:style>
    <style:style style:name="T30" style:family="text">
      <style:text-properties officeooo:rsid="0064b66b"/>
    </style:style>
    <style:style style:name="T31" style:family="text">
      <style:text-properties officeooo:rsid="0068ecb8"/>
    </style:style>
    <style:style style:name="T32" style:family="text">
      <style:text-properties officeooo:rsid="006a5634"/>
    </style:style>
    <style:style style:name="T33" style:family="text">
      <style:text-properties officeooo:rsid="006c06a4"/>
    </style:style>
    <style:style style:name="T34" style:family="text">
      <style:text-properties officeooo:rsid="006d920e"/>
    </style:style>
    <style:style style:name="T35" style:family="text">
      <style:text-properties officeooo:rsid="0070fea6"/>
    </style:style>
    <style:style style:name="T36" style:family="text">
      <style:text-properties officeooo:rsid="00466666"/>
    </style:style>
    <style:style style:name="T37" style:family="text">
      <style:text-properties officeooo:rsid="0075659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VIZOP: FAULT TREE <text:span text:style-name="T31">VIEWPORT</text:span> SPEC: <text:span text:style-name="T31">FULL TREE</text:span></text:p>
      <text:p text:style-name="P1"/>
      <text:p text:style-name="P22">Level: <text:span text:style-name="T31">3</text:span></text:p>
      <text:p text:style-name="P1">Revision: 0.1</text:p>
      <text:p text:style-name="P1">Date: <text:span text:style-name="T31">12 Nov 2018</text:span></text:p>
      <text:p text:style-name="P1"/>
      <text:p text:style-name="P1">Peter Clarke</text:p>
      <text:p text:style-name="P1"/>
      <text:p text:style-name="P56">OVERVIEW</text:p>
      <text:p text:style-name="P52">This document describes one of the Viewports provided in the Fault Tree PHA model: the Full Tree Viewport. It shows the complete fault tree in a display panel.</text:p>
      <text:p text:style-name="P1"/>
      <text:p text:style-name="P1"/>
      <text:p text:style-name="P57">DETAILS OF VIEWPORT APPEARANCE AND BEHAVIOUR</text:p>
      <text:p text:style-name="P1"/>
      <text:p text:style-name="P23">Standard zoom and pan controls are available; see Control Frame spec for details.</text:p>
      <text:p text:style-name="P23"/>
      <text:p text:style-name="P2">Layout options</text:p>
      <text:p text:style-name="P1">Orientation can be Bottom to top (‘Upward’) or left to right (‘Rightward’). Defined as an attribute of the <text:span text:style-name="T8">Viewport</text:span>. <text:span text:style-name="T8">Initially we will implement Rightward only.</text:span></text:p>
      <text:p text:style-name="P1"/>
      <text:p text:style-name="P2">Display <text:span text:style-name="T8">overview</text:span></text:p>
      <text:p text:style-name="P1">Description below is based on Orientation = ‘Rightward’</text:p>
      <text:p text:style-name="P1"/>
      <text:p text:style-name="P24">The overall display area is divided into 2 stacked areas: header and FT.</text:p>
      <text:p text:style-name="P24"/>
      <text:p text:style-name="P17"><text:span text:style-name="T11">H</text:span>eader area</text:p>
      <text:p text:style-name="P25">The header area contains overview information, including:</text:p>
      <text:list xml:id="list2260392184" text:style-name="L1">
        <text:list-item>
          <text:p text:style-name="P75">SIF name (text provided by user)</text:p>
        </text:list-item>
        <text:list-item>
          <text:p text:style-name="P76">Revision number</text:p>
        </text:list-item>
        <text:list-item>
          <text:p text:style-name="P78">Which Risk Receptor (RR) is depicted. If any object in the FT has different values for different RR's, the FT needs to depict only one RR at a time, or a group of RR's for which all the values in the FT are identical. The user can switch between RR's using a choice widget in the header.</text:p>
        </text:list-item>
        <text:list-item>
          <text:p text:style-name="P79">Operating mode (low demand, high demand, continuous)</text:p>
        </text:list-item>
        <text:list-item>
          <text:p text:style-name="P75">Severity value for the FT for the currently displayed RR's, <text:span text:style-name="T12">and corresponding tolerable frequency (see notes on tolerable frequency attribute, above)</text:span></text:p>
        </text:list-item>
        <text:list-item>
          <text:p text:style-name="P75">Calculated resulting value of the FT</text:p>
        </text:list-item>
        <text:list-item>
          <text:p text:style-name="P77">RRF/PFD/PFH target for SIF</text:p>
        </text:list-item>
      </text:list>
      <text:p text:style-name="P37"><text:span text:style-name="T11">This </text:span>need not be always visible. It should zoom and pan along with the FT area, and can be panned out of the hosting panel.</text:p>
      <text:p text:style-name="P1"/>
      <text:p text:style-name="P17"><text:span text:style-name="T11">FT</text:span> area</text:p>
      <text:p text:style-name="P38"><text:span text:style-name="T9">In the FT area, the </text:span>FT is displayed in “<text:span text:style-name="T37">columns</text:span>” - vertical columns <text:span text:style-name="T8">containing all FT objects and Builder buttons (see details below)</text:span>, <text:span text:style-name="T8">separated with</text:span> connecting lines. <text:span text:style-name="T11">These columns correspond to the “columns” in the FT data hierarchy (see above).</text:span></text:p>
      <text:p text:style-name="P1"/>
      <text:p text:style-name="P1">Any currently selected objects are shown with <text:span text:style-name="T37">coloured background</text:span>. Objects are <text:span text:style-name="T10">selectable according to the</text:span> <text:span text:style-name="T8">standard Control Frame requirements; see spec 206, “Select object(s)”</text:span>.</text:p>
      <text:p text:style-name="P1"/>
      <text:p text:style-name="P40">Between columns there is a gap containing connecting lines and connect buttons.</text:p>
      <text:p text:style-name="P40"/>
      <text:p text:style-name="P40">Connecting lines: these join outputs and inputs, according to the connectivity specified by the user. The user can disconnect an existing connecting line by double left clicking on it.</text:p>
      <text:p text:style-name="P40"/>
      <text:p text:style-name="P40">Connect buttons: these are shapes shown on the outputs of objects in the column to the left, and on inputs of objects in the column to the right. The functions of the connect buttons are:</text:p>
      <text:list xml:id="list2484266623" text:style-name="L2">
        <text:list-item>
          <text:p text:style-name="P80">left click on an unconnected output button and drag to an input connect button in the same inter-column gap to make a new connection. (Dragging is constrained within the <text:soft-page-break/>limits of the inter-column gap.)</text:p>
        </text:list-item>
        <text:list-item>
          <text:p text:style-name="P80">left click on an unconnected input button and drag to an output connect button to make a new connection.</text:p>
        </text:list-item>
        <text:list-item>
          <text:p text:style-name="P80">left click on a connected output or input button and drag off the button to disconnect all connections to that button</text:p>
        </text:list-item>
        <text:list-item>
          <text:p text:style-name="P80">left click on a connected output button and drag to another output button to move all connections from the first output to the second.</text:p>
        </text:list-item>
        <text:list-item>
          <text:p text:style-name="P80">left click on a connected input button and drag to another output button to move its connection from the first input to the second.</text:p>
        </text:list-item>
      </text:list>
      <text:p text:style-name="P40">If the user makes a connection that “jumps over” an object in the FT (e.g. connects initiating events #1 and #3 to logic gate #1, jumping over initiating event #2), the FT objects are automatically reordered to prevent the need for crossing connections. This reordering is undone if the user uses the “undo” function to undo the connection. However, if the user simply deletes the connection, the reordering is not undone.</text:p>
      <text:p text:style-name="P41">Idea for future: builder buttons in the column to the right could also be provided with connect buttons, so that the user can connect to them and create a new object (e.g. logic gate) in one action.</text:p>
      <text:p text:style-name="P5"/>
      <text:p text:style-name="P2">Display of <text:span text:style-name="T13">initiating </text:span>event<text:span text:style-name="T13">s, IPLs (etc), intermediate events and outcomes</text:span>:</text:p>
      <text:p text:style-name="P62">Each event needs to <text:span text:style-name="T37">be displayable as</text:span> a full, <text:span text:style-name="T37">detailed</text:span> version and a reduced version. The full version shows:</text:p>
      <text:list xml:id="list341906303" text:style-name="L3">
        <text:list-item>
          <text:p text:style-name="P84">Coloured box (colour varies by <text:span text:style-name="T13">type of event</text:span>). <text:span text:style-name="T30">If the event is currently set to “ignore”, everything is greyed out.</text:span></text:p>
        </text:list-item>
        <text:list-item>
          <text:p text:style-name="P89">Button to switch to reduced version (affects display in this Viewport only)</text:p>
        </text:list-item>
        <text:list-item>
          <text:p text:style-name="P84">Element type <text:span text:style-name="T13">name</text:span> (initiating event, IPL, <text:span text:style-name="T13">enabling condition, </text:span>conditional modifier, intermediate event, <text:span text:style-name="T13">or outcome</text:span>) in darker coloured bar at the top; <text:span text:style-name="T13">with choice box to change from one type to another; and with “ignored” indicator if applicable</text:span></text:p>
        </text:list-item>
        <text:list-item>
          <text:p text:style-name="P84">Description <text:span text:style-name="T13">(editable TextCtrl)</text:span></text:p>
        </text:list-item>
        <text:list-item>
          <text:p text:style-name="P84">Value (frequency, event probability, PFD/PFH, or RRF); <text:span text:style-name="T13">user editable if appropriate for this object's Value kind</text:span></text:p>
        </text:list-item>
        <text:list-item>
          <text:p text:style-name="P85">Value unit; <text:span text:style-name="T13">user editable if appropriate for this object's Value kind</text:span></text:p>
        </text:list-item>
        <text:list-item>
          <text:p text:style-name="P85">Value kind (constant, link etc; see class NumValueItem <text:span text:style-name="T14">in $$$ implementation spec</text:span>). <text:span text:style-name="T14">User editable if appropriate for this object type</text:span></text:p>
        </text:list-item>
        <text:list-item>
          <text:p text:style-name="P94">Whether it is the “SIF failure event” for high demand mode and continuous mode SIFs <text:span text:style-name="T14">(applicable only to initiating events) (check box)</text:span></text:p>
        </text:list-item>
        <text:list-item>
          <text:p text:style-name="P103"><text:span text:style-name="T1">Problem indicator – a symbol like </text:span><text:span text:style-name="T1"><draw:frame draw:style-name="fr1" draw:name="Image1" text:anchor-type="as-char" svg:width="0.2244in" svg:height="0.2244in" draw:z-index="0"><draw:image xlink:href="Pictures/10000201000001000000010061B1E146C111FDD3.tif" xlink:type="simple" xlink:show="embed" xlink:actuate="onLoad" loext:mime-type="image/x-vclgraphic"/></draw:frame></text:span><text:span text:style-name="T1">, </text:span><text:span text:style-name="T3">appears if the value is invalid </text:span><text:span text:style-name="T4">(if supplied by the user) or 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84">Comment buttons (callout symbol) <text:span text:style-name="T16">for description and value. Button c</text:span>hanges colour to indicate when <text:span text:style-name="T16">&gt;0 </text:span>comment<text:span text:style-name="T16">s</text:span> <text:span text:style-name="T16">are</text:span> defined. When defined, comment(s) are listed below the relevant item – the current value of the comment is shown; when clicked, this takes us to the ‘Edit comment’ <text:span text:style-name="T15">aspect of the control panel</text:span>. (<text:span text:style-name="T15">TODO: add this to Control Frame spec</text:span>)</text:p>
        </text:list-item>
        <text:list-item>
          <text:p text:style-name="P84">Action item(s): can be shown or hidden; there’s a single show/hide button (works on all action items at once <text:span text:style-name="T15">in this object</text:span>) and an Edit button (pen icon) per action item, <text:span text:style-name="T15">which opens the 'edit action' aspect of the control panel</text:span>. <text:span text:style-name="T15">(</text:span>Action items that are linked to others are shown with chain symbol <text:span text:style-name="T15">in the control panel.)</text:span>. Also an ‘add action item’ button, <text:span text:style-name="T15">which opens a new action in the control panel.</text:span></text:p>
        </text:list-item>
      </text:list>
      <text:p text:style-name="P59"/>
      <text:p text:style-name="P64">The reduced version shows:</text:p>
      <text:list xml:id="list94455708513779" text:continue-numbering="true" text:style-name="L3">
        <text:list-item>
          <text:p text:style-name="P86">Coloured box (colour varies by <text:span text:style-name="T13">type of event</text:span>) <text:s/>- <text:span text:style-name="T30">greyed out if set to “ignored”</text:span></text:p>
        </text:list-item>
        <text:list-item>
          <text:p text:style-name="P90">Button to switch to full version (affects display in this Viewport only)</text:p>
        </text:list-item>
        <text:list-item>
          <text:p text:style-name="P86">Description <text:span text:style-name="T13">(editable TextCtrl)</text:span></text:p>
        </text:list-item>
        <text:list-item>
          <text:p text:style-name="P86">Value (frequency, event probability, PFD/PFH, or RRF); <text:span text:style-name="T13">user editable if appropriate for this object's Value kind</text:span></text:p>
        </text:list-item>
        <text:list-item>
          <text:p text:style-name="P86">Value unit; <text:span text:style-name="T13">user editable if appropriate for this object's Value kind</text:span></text:p>
        </text:list-item>
        <text:list-item>
          <text:p text:style-name="P104"><text:soft-page-break/><text:span text:style-name="T1">Problem indicator – </text:span><text:span text:style-name="T5">same as full version</text:span><text:span text:style-name="T3">.</text:span></text:p>
        </text:list-item>
        <text:list-item>
          <text:p text:style-name="P86">Comment <text:span text:style-name="T17">indicator; visible if any comments are defined. No action on click.</text:span></text:p>
        </text:list-item>
        <text:list-item>
          <text:p text:style-name="P86">Action item <text:span text:style-name="T17">indicator; visible if any action items are defined. No action on click.</text:span></text:p>
        </text:list-item>
      </text:list>
      <text:p text:style-name="P42"/>
      <text:p text:style-name="P42">Currently, it is not intended to have a widget inside the object box to indicate whether it is in a collapse group.</text:p>
      <text:p text:style-name="P67"/>
      <text:p text:style-name="P44">Actions on the FT object as a whole:</text:p>
      <text:list xml:id="list3599160821" text:style-name="L4">
        <text:list-item>
          <text:p text:style-name="P81"><text:span text:style-name="T18">Left c</text:span>lick on empty space within the object to select/deselect it (following standard selection behaviour for Viewports)</text:p>
        </text:list-item>
        <text:list-item>
          <text:p text:style-name="P82">Left click on empty space within the object, then drag within the column, to reorder objects within the column. Show drag box during dragging. Applies connectivity rules, i.e. only contiguous items can be connected; so if the reordering would break the rule, it's not allowed and has no effect. In this situation, a VizopTalks message will be shown, and ideally the drag box will animate flying back to the original location. <text:span text:style-name="T19">Reorder is undoable.</text:span></text:p>
        </text:list-item>
        <text:list-item>
          <text:p text:style-name="P83">Right click on empty space <text:span text:style-name="T17">within the object </text:span>to show context menu with commands including Delete, Duplicate, Duplicate and link, <text:span text:style-name="T20">commands related to collapse groups, send to event bank (for future version), ignore in calculation/restore to calculation</text:span>. Commands act on all selected objects.</text:p>
        </text:list-item>
        <text:list-item>
          <text:p text:style-name="P83">Press Delete key to delete all selected objects. Deletion is undoable.</text:p>
        </text:list-item>
        <text:list-item>
          <text:p text:style-name="P83">“Duplicate” command in the PHAModel menu adds a duplicated version of all selected objects in-place. Connections are also duplicated. Attributes in the new objects are marked as “copied from” (see explanation in the $$$ spec).</text:p>
        </text:list-item>
        <text:list-item>
          <text:p text:style-name="P83">“Duplicate and link” command in the PHAModel menu: same as “Duplicate” command, except that the attribute values in the new objects are linked to the originals (see explanation in the $$$ spec).</text:p>
        </text:list-item>
        <text:list-item>
          <text:p text:style-name="P83">Later, we can implement standard copy/paste functions.</text:p>
        </text:list-item>
      </text:list>
      <text:p text:style-name="P43"/>
      <text:p text:style-name="P6"/>
      <text:p text:style-name="P1"/>
      <text:p text:style-name="P8">Handling of collapse groups:</text:p>
      <text:p text:style-name="P28">A collapse group is created by selecting &gt;1 FT object and using the “Make collapse group” command in the context menu and in the PHAModel menu. <text:span text:style-name="T21">If the selected objects include a collapsed collapse group, or any objects that are already in a collapse group, the collapse group itself (rather than its contained objects) are included in the newe collapse group. </text:span>If the selected objects don't meet the rules for forming a collapse group, try to form a collapse group with a similar membership to the selected items (by including/excluding objects) or ignore the command and post a message in VizopTalks. ($$$To do: develop algorithm for this)</text:p>
      <text:p text:style-name="P27"/>
      <text:p text:style-name="P27">A collapse group is modified (add or remove objects from it) by <text:span text:style-name="T21">the same procedure as creating one, except that the command is “Update collapse group”. The collapse group will be updated to reflect the currently selected objects. Same principles apply concerning collapse group membership rules.</text:span></text:p>
      <text:p text:style-name="P27"/>
      <text:p text:style-name="P29">A collapse group is deleted by using the “Delete collapse group” <text:span text:style-name="T20">command in the context menu and in the PHAModel menu. </text:span>The context command is available in any object that's in a collapse group. The menu command is available when ≥1 of the selected objects is in a collapse group. If any selected object (or the object right-clicked, if no object is selected) are in nested collapse groups, only the “top level” collapse group is deleted, leaving the nested collapse groups intact.</text:p>
      <text:p text:style-name="P2"/>
      <text:p text:style-name="P2">Display of a collapsed group – <text:span text:style-name="T22">uncollapsed (i.e. all member objects visible)</text:span></text:p>
      <text:p text:style-name="P46">Draw a dashed box enclosing all of the members of the group.</text:p>
      <text:p text:style-name="P1"/>
      <text:p text:style-name="P9">Display of a collapsed group – <text:span text:style-name="T22">collapsed</text:span></text:p>
      <text:p text:style-name="P47">Coloured box</text:p>
      <text:p text:style-name="P1">Group description <text:span text:style-name="T22">(editable TextCtrl)</text:span></text:p>
      <text:p text:style-name="P1">Combined value (calculated)</text:p>
      <text:p text:style-name="P1">Value unit</text:p>
      <text:p text:style-name="P63">Problem indicator – <text:span text:style-name="T22">if the output value can't be calculated. Clicking on the problem indicator </text:span><text:soft-page-break/><text:span text:style-name="T22">behaves the same as clicking on the problem indicator of the first member of the group that has a value problem, and expands the group.</text:span></text:p>
      <text:p text:style-name="P45">‘Expand’ button – when clicked, uncollapses the group. This is not undoable, as it's only a display change, not a change to the data set.</text:p>
      <text:p text:style-name="P7"/>
      <text:p text:style-name="P2">Display of a connecting line</text:p>
      <text:p text:style-name="P48">Connected objects are shown with a line joining the connect buttons of the objects. The user can disconnect the objects by double clicking on the connect line, as described above.</text:p>
      <text:p text:style-name="P2"/>
      <text:p text:style-name="P2">‘<text:span text:style-name="T8">Builder</text:span>’ button<text:span text:style-name="T23">s</text:span></text:p>
      <text:p text:style-name="P48">These are buttons displayed above each object in every column, and also at the bottom of the column. The user <text:span text:style-name="T24">left </text:span>clicks them to add a new object at the specified location. <text:span text:style-name="T24">There are 2 types of builder button: “new event” and “new gate”. “New event” buttons are provided in odd-numbered columns, and “new gate” buttons in even-numbered columns.</text:span></text:p>
      <text:p text:style-name="P1"/>
      <text:p text:style-name="P50">When a new event is created, it is set to the same type as the event above by default, and also added to the collapse group of the event above (if any). </text:p>
      <text:p text:style-name="P50">When a new gate is created, it is set to the same type as the gate above by default, if any.</text:p>
      <text:p text:style-name="P49"/>
      <text:p text:style-name="P50">Builder buttons are not FT objects and are not stored in the FT data. They are created “on the fly” for display purposes.</text:p>
      <text:p text:style-name="P10"/>
      <text:p text:style-name="P2">Display of a logic gate:</text:p>
      <text:p text:style-name="P50">Gates can be shown in full or reduced display.</text:p>
      <text:p text:style-name="P50"/>
      <text:p text:style-name="P50">Full display:</text:p>
      <text:list xml:id="list94456551757226" text:continue-list="list94455708513779" text:style-name="L3">
        <text:list-item>
          <text:p text:style-name="P87">Coloured box</text:p>
        </text:list-item>
        <text:list-item>
          <text:p text:style-name="P91">Button to switch to reduced version (affects display in this Viewport only)</text:p>
        </text:list-item>
        <text:list-item>
          <text:p text:style-name="P95">Description (editable TextCtrl)</text:p>
        </text:list-item>
        <text:list-item>
          <text:p text:style-name="P107"><text:span text:style-name="T24">Gate</text:span> type <text:span text:style-name="T13">name</text:span> (<text:span text:style-name="T24">e.g. “OR gate”</text:span>) in darker coloured bar at the top; <text:span text:style-name="T13">with choice box to change from one type to another</text:span></text:p>
        </text:list-item>
        <text:list-item>
          <text:p text:style-name="P87">Value (<text:span text:style-name="T24">output </text:span>frequency <text:span text:style-name="T24">or </text:span>probability); <text:span text:style-name="T24">calculated, not editable</text:span></text:p>
        </text:list-item>
        <text:list-item>
          <text:p text:style-name="P87">Value unit</text:p>
        </text:list-item>
        <text:list-item>
          <text:p text:style-name="P105"><text:span text:style-name="T1">Problem indicator – a symbol like </text:span><text:span text:style-name="T1"><draw:frame draw:style-name="fr1" draw:name="Image2" text:anchor-type="as-char" svg:width="0.2244in" svg:height="0.2244in" draw:z-index="1"><draw:image xlink:href="Pictures/10000201000001000000010061B1E146C111FDD3.tif" xlink:type="simple" xlink:show="embed" xlink:actuate="onLoad" loext:mime-type="image/x-vclgraphic"/></draw:frame></text:span><text:span text:style-name="T1">, </text:span><text:span text:style-name="T3">appears if the value </text:span><text:span text:style-name="T4">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87">Comment buttons (callout symbol) <text:span text:style-name="T16">for description. Button c</text:span>hanges colour to indicate when <text:span text:style-name="T16">&gt;0 </text:span>comment<text:span text:style-name="T16">s</text:span> <text:span text:style-name="T16">are</text:span> defined. When defined, comment(s) are listed below the relevant item – the current value of the comment is shown; when clicked, this takes us to the ‘Edit comment’ <text:span text:style-name="T15">aspect of the control panel</text:span>.</text:p>
        </text:list-item>
        <text:list-item>
          <text:p text:style-name="P87">Action item(s): can be shown or hidden; there’s a single show/hide button (works on all action items at once <text:span text:style-name="T15">in this object</text:span>) and an Edit button (pen icon) per action item, <text:span text:style-name="T15">which opens the 'edit action' aspect of the control panel</text:span>. <text:span text:style-name="T15">(</text:span>Action items that are linked to others are shown with chain symbol <text:span text:style-name="T15">in the control panel.)</text:span>. Also an ‘add action item’ button, <text:span text:style-name="T15">which opens a new action in the control panel.</text:span></text:p>
        </text:list-item>
      </text:list>
      <text:p text:style-name="P60"/>
      <text:p text:style-name="P65">The reduced version shows:</text:p>
      <text:list xml:id="list94455967573203" text:continue-numbering="true" text:style-name="L3">
        <text:list-item>
          <text:p text:style-name="P87"><text:span text:style-name="T24">Shape depicting logic gate. </text:span>Logic gate depiction options: see <text:a xlink:type="simple" xlink:href="http://de.wikipedia.org/wiki/Logikgatter#Typen_von_Logikgattern_und_Symbolik" text:style-name="Internet_20_link" text:visited-style-name="Visited_20_Internet_20_Link">http://de.wikipedia.org/wiki/Logikgatter#Typen_von_Logikgattern_und_Symbolik</text:a>. </text:p>
        </text:list-item>
        <text:list-item>
          <text:p text:style-name="P92">Button to switch to <text:span text:style-name="T28">full</text:span> version (affects display in this Viewport only<text:span text:style-name="T28">)</text:span></text:p>
        </text:list-item>
        <text:list-item>
          <text:p text:style-name="P97">Value, value unit and problem indicator if applicable</text:p>
        </text:list-item>
      </text:list>
      <text:p text:style-name="P60"/>
      <text:p text:style-name="P68">Context menu (right click on logic gate) offers the following commands:</text:p>
      <text:list xml:id="list3301920135" text:style-name="L5">
        <text:list-item>
          <text:p text:style-name="P109">Set gate style (see below)</text:p>
        </text:list-item>
        <text:list-item>
          <text:p text:style-name="P109">Copy/cut to clipboard</text:p>
        </text:list-item>
        <text:list-item>
          <text:p text:style-name="P109">Paste from clipboard (if clipboard contains a logic gate, all logic gate settings will be <text:soft-page-break/>overwritten by the pasted logic gate)</text:p>
        </text:list-item>
        <text:list-item>
          <text:p text:style-name="P109">Duplicate</text:p>
        </text:list-item>
        <text:list-item>
          <text:p text:style-name="P109">Duplicate with link (links description, comments and action items of new gate to the current gate)</text:p>
        </text:list-item>
        <text:list-item>
          <text:p text:style-name="P109">Delete <text:span text:style-name="T25">gate</text:span></text:p>
        </text:list-item>
      </text:list>
      <text:p text:style-name="P70"/>
      <text:p text:style-name="P71">Gates can be included in collapse groups, as described above.</text:p>
      <text:p text:style-name="P68"/>
      <text:p text:style-name="P68">The depiction style of the gates is an overall setting of the project (as we assume it should be consistent across the whole project). Offer IEC 60617-12 (default), ANSI 91, and DIN 40700.</text:p>
      <text:p text:style-name="P39">$$$ working here</text:p>
      <text:p text:style-name="P11"/>
      <text:p text:style-name="P12">Full display of logic gate – sizer layout</text:p>
      <text:p text:style-name="P35"/>
      <table:table table:name="Table1" table:style-name="Table1">
        <table:table-column table:style-name="Table1.A" table:number-columns-repeated="6"/>
        <table:table-column table:style-name="Table1.G"/>
        <table:table-row>
          <table:table-cell table:style-name="Table1.A1" table:number-columns-spanned="7" office:value-type="string">
            <text:p text:style-name="P73">&lt;static&gt; Gate kind, e.g. “OR gate”</text:p>
          </table:table-cell>
          <table:covered-table-cell/>
          <table:covered-table-cell/>
          <table:covered-table-cell/>
          <table:covered-table-cell/>
          <table:covered-table-cell/>
          <table:covered-table-cell/>
        </table:table-row>
        <table:table-row>
          <table:table-cell table:style-name="Table1.A2" office:value-type="string">
            <text:p text:style-name="P73">&lt;gap&gt;</text:p>
          </table:table-cell>
          <table:table-cell table:style-name="Table1.A2" office:value-type="string">
            <text:p text:style-name="P72"/>
          </table:table-cell>
          <table:table-cell table:style-name="Table1.A2" office:value-type="string">
            <text:p text:style-name="P72"/>
          </table:table-cell>
          <table:table-cell table:style-name="Table1.A2" office:value-type="string">
            <text:p text:style-name="P72"/>
          </table:table-cell>
          <table:table-cell table:style-name="Table1.A2" office:value-type="string">
            <text:p text:style-name="P72"/>
          </table:table-cell>
          <table:table-cell table:style-name="Table1.A2" office:value-type="string">
            <text:p text:style-name="P72"/>
          </table:table-cell>
          <table:table-cell table:style-name="Table1.G2" office:value-type="string">
            <text:p text:style-name="P72"/>
          </table:table-cell>
        </table:table-row>
        <table:table-row>
          <table:table-cell table:style-name="Table1.A2" table:number-rows-spanned="2" table:number-columns-spanned="3" office:value-type="string">
            <text:p text:style-name="P73">&lt;TextCtrl&gt; Gate description</text:p>
          </table:table-cell>
          <table:covered-table-cell/>
          <table:covered-table-cell/>
          <table:table-cell table:style-name="Table1.A2" office:value-type="string">
            <text:p text:style-name="P72"/>
          </table:table-cell>
          <table:table-cell table:style-name="Table1.A2" office:value-type="string">
            <text:p text:style-name="P72"/>
          </table:table-cell>
          <table:table-cell table:style-name="Table1.A2" office:value-type="string">
            <text:p text:style-name="P72"/>
          </table:table-cell>
          <table:table-cell table:style-name="Table1.G2" office:value-type="string">
            <text:p text:style-name="P73">&lt;image button&gt; link</text:p>
          </table:table-cell>
        </table:table-row>
        <table:table-row>
          <table:covered-table-cell/>
          <table:covered-table-cell/>
          <table:covered-table-cell/>
          <table:table-cell table:style-name="Table1.A2" office:value-type="string">
            <text:p text:style-name="P73">&lt;gap&gt;</text:p>
          </table:table-cell>
          <table:table-cell table:style-name="Table1.A2" office:value-type="string">
            <text:p text:style-name="P73">&lt;image button&gt; comment</text:p>
          </table:table-cell>
          <table:table-cell table:style-name="Table1.A2" office:value-type="string">
            <text:p text:style-name="P73">&lt;gap&gt;</text:p>
          </table:table-cell>
          <table:table-cell table:style-name="Table1.G2" office:value-type="string">
            <text:p text:style-name="P73">&lt;image button&gt; action item</text:p>
          </table:table-cell>
        </table:table-row>
        <table:table-row>
          <table:table-cell table:style-name="Table1.A2" office:value-type="string">
            <text:p text:style-name="P73">&lt;static&gt; Comment</text:p>
          </table:table-cell>
          <table:table-cell table:style-name="Table1.G2" table:number-columns-spanned="6" office:value-type="string">
            <text:p text:style-name="P73">&lt;TextCtrl&gt; comment text</text:p>
          </table:table-cell>
          <table:covered-table-cell/>
          <table:covered-table-cell/>
          <table:covered-table-cell/>
          <table:covered-table-cell/>
          <table:covered-table-cell/>
        </table:table-row>
        <table:table-row>
          <table:table-cell table:style-name="Table1.A2" office:value-type="string">
            <text:p text:style-name="P73">&lt;static&gt; Gate output value</text:p>
          </table:table-cell>
          <table:table-cell table:style-name="Table1.A2" office:value-type="string">
            <text:p text:style-name="P73">&lt;static&gt; Gate output unit</text:p>
          </table:table-cell>
          <table:table-cell table:style-name="Table1.A2" office:value-type="string">
            <text:p text:style-name="P72"/>
          </table:table-cell>
          <table:table-cell table:style-name="Table1.A2" office:value-type="string">
            <text:p text:style-name="P72"/>
          </table:table-cell>
          <table:table-cell table:style-name="Table1.A2" office:value-type="string">
            <text:p text:style-name="P72"/>
          </table:table-cell>
          <table:table-cell table:style-name="Table1.A2" office:value-type="string">
            <text:p text:style-name="P72"/>
          </table:table-cell>
          <table:table-cell table:style-name="Table1.G2" office:value-type="string">
            <text:p text:style-name="P73">&lt;image button&gt; value problem indicator</text:p>
          </table:table-cell>
        </table:table-row>
        <table:table-row>
          <table:table-cell table:style-name="Table1.A2" office:value-type="string">
            <text:p text:style-name="P72"/>
          </table:table-cell>
          <table:table-cell table:style-name="Table1.A2" office:value-type="string">
            <text:p text:style-name="P72"/>
          </table:table-cell>
          <table:table-cell table:style-name="Table1.A2" office:value-type="string">
            <text:p text:style-name="P72"/>
          </table:table-cell>
          <table:table-cell table:style-name="Table1.A2" office:value-type="string">
            <text:p text:style-name="P72"/>
          </table:table-cell>
          <table:table-cell table:style-name="Table1.A2" office:value-type="string">
            <text:p text:style-name="P72"/>
          </table:table-cell>
          <table:table-cell table:style-name="Table1.A2" office:value-type="string">
            <text:p text:style-name="P72"/>
          </table:table-cell>
          <table:table-cell table:style-name="Table1.G2" office:value-type="string">
            <text:p text:style-name="P72"/>
          </table:table-cell>
        </table:table-row>
      </table:table>
      <text:p text:style-name="P35"/>
      <text:p text:style-name="P2">Display of a connector-in or connector-out:</text:p>
      <text:p text:style-name="P51"><text:span text:style-name="T26">Connectors in/out</text:span> can be shown in full or reduced display. <text:span text:style-name="T27">Editing of its connections is done in the Control panel. ($$$ to do: define control panel aspect)</text:span></text:p>
      <text:p text:style-name="P51"/>
      <text:p text:style-name="P51">Full display:</text:p>
      <text:list xml:id="list94456894663952" text:continue-list="list94455967573203" text:style-name="L3">
        <text:list-item>
          <text:p text:style-name="P88">Coloured box</text:p>
        </text:list-item>
        <text:list-item>
          <text:p text:style-name="P93">Button to switch to reduced version (affects display in this Viewport only)</text:p>
        </text:list-item>
        <text:list-item>
          <text:p text:style-name="P98">Header showing that it's a connector-in or connector-out</text:p>
        </text:list-item>
        <text:list-item>
          <text:p text:style-name="P96"><text:span text:style-name="T26">Long d</text:span>escription (editable TextCtrl)</text:p>
        </text:list-item>
        <text:list-item>
          <text:p text:style-name="P98">Short description (editable TextCtrl)</text:p>
        </text:list-item>
        <text:list-item>
          <text:p text:style-name="P108">An indicator “Connected” or “Not connected”</text:p>
        </text:list-item>
        <text:list-item>
          <text:p text:style-name="P88">Value (<text:span text:style-name="T24">output </text:span>frequency <text:span text:style-name="T24">or </text:span>probability); <text:span text:style-name="T24">calculated, not editable</text:span></text:p>
        </text:list-item>
        <text:list-item>
          <text:p text:style-name="P88">Value unit</text:p>
        </text:list-item>
        <text:list-item>
          <text:p text:style-name="P106"><text:span text:style-name="T1">Problem indicator – a symbol like </text:span><text:span text:style-name="T1"><draw:frame draw:style-name="fr1" draw:name="Image3" text:anchor-type="as-char" svg:width="0.2244in" svg:height="0.2244in" draw:z-index="2"><draw:image xlink:href="Pictures/10000201000001000000010061B1E146C111FDD3.tif" xlink:type="simple" xlink:show="embed" xlink:actuate="onLoad" loext:mime-type="image/x-vclgraphic"/></draw:frame></text:span><text:span text:style-name="T1">, </text:span><text:span text:style-name="T3">appears if the value </text:span><text:span text:style-name="T4">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88">Comment button (callout symbol) <text:span text:style-name="T16">for long description. Same behaviour as comment button for other kinds of FT object.</text:span></text:p>
        </text:list-item>
        <text:list-item>
          <text:p text:style-name="P88">Action item(s): can be shown or hidden; there’s a single show/hide button (works on all action items at once <text:span text:style-name="T15">in this object</text:span>) and an Edit button (pen icon) per action item, <text:span text:style-name="T15">which opens the 'edit action' aspect of the control panel</text:span>. <text:span text:style-name="T15">(</text:span>Action items that are linked to others are shown with chain symbol <text:span text:style-name="T15">in the control panel.)</text:span>. Also an ‘add action item’ button, <text:span text:style-name="T15">which opens a new action in the control panel.</text:span></text:p>
        </text:list-item>
      </text:list>
      <text:p text:style-name="P61"/>
      <text:p text:style-name="P66"><text:soft-page-break/>The reduced version shows:</text:p>
      <text:list xml:id="list94455632015597" text:continue-numbering="true" text:style-name="L3">
        <text:list-item>
          <text:p text:style-name="P99">A small box shaped with incoming or outgoing arrowhead</text:p>
        </text:list-item>
        <text:list-item>
          <text:p text:style-name="P92">Button to switch to <text:span text:style-name="T28">full</text:span> version (affects display in this Viewport only<text:span text:style-name="T28">)</text:span></text:p>
        </text:list-item>
        <text:list-item>
          <text:p text:style-name="P99">Short description (editable TextCtrl)</text:p>
        </text:list-item>
        <text:list-item>
          <text:p text:style-name="P97">Value, value unit and problem indicator if applicable</text:p>
        </text:list-item>
      </text:list>
      <text:p text:style-name="P61"/>
      <text:p text:style-name="P69"/>
      <text:p text:style-name="P13">Control panel aspects</text:p>
      <text:p text:style-name="P13"/>
      <text:p text:style-name="P14">Main Fault Tree aspect:</text:p>
      <text:p text:style-name="P14"/>
      <table:table table:name="Table2" table:style-name="Table2">
        <table:table-column table:style-name="Table2.A" table:number-columns-repeated="5"/>
        <table:table-column table:style-name="Table2.F"/>
        <table:table-row>
          <table:table-cell table:style-name="Table2.A1" office:value-type="string">
            <text:p text:style-name="P74">&lt;image button&gt; go back</text:p>
          </table:table-cell>
          <table:table-cell table:style-name="Table2.A1" office:value-type="string">
            <text:p text:style-name="P74">&lt;image button&gt; go forward</text:p>
          </table:table-cell>
          <table:table-cell table:style-name="Table2.A1" office:value-type="string">
            <text:p text:style-name="P74">&lt;static&gt; Fault Tree:</text:p>
          </table:table-cell>
          <table:table-cell table:style-name="Table2.A1" office:value-type="string">
            <text:p text:style-name="P74">&lt;TextCtrl&gt; FT name [1]</text:p>
          </table:table-cell>
          <table:table-cell table:style-name="Table2.A1" office:value-type="string">
            <text:p text:style-name="P74">&lt;static&gt; Description:</text:p>
          </table:table-cell>
          <table:table-cell table:style-name="Table2.F1" office:value-type="string">
            <text:p text:style-name="P74">&lt;expando&gt; FT description [2]</text:p>
          </table:table-cell>
        </table:table-row>
        <table:table-row>
          <table:table-cell table:style-name="Table2.A2" office:value-type="string">
            <text:p text:style-name="P74">&lt;image button&gt; undo</text:p>
          </table:table-cell>
          <table:table-cell table:style-name="Table2.A2" office:value-type="string">
            <text:p text:style-name="P74">&lt;image button&gt; redo</text:p>
          </table:table-cell>
          <table:table-cell table:style-name="Table2.A2" office:value-type="string">
            <text:p text:style-name="P74">&lt;static&gt; Go to FT:</text:p>
          </table:table-cell>
          <table:table-cell table:style-name="Table2.A2" office:value-type="string">
            <text:p text:style-name="P74">&lt;choice&gt; FT names [3]</text:p>
          </table:table-cell>
          <table:table-cell table:style-name="Table2.A2" office:value-type="string">
            <text:p text:style-name="P74">&lt;button&gt; Comment [4]</text:p>
          </table:table-cell>
          <table:table-cell table:style-name="Table2.F2" office:value-type="string">
            <text:p text:style-name="P74">&lt;button&gt; Action [5]</text:p>
          </table:table-cell>
        </table:table-row>
        <table:table-row>
          <table:table-cell table:style-name="Table2.F2" table:number-columns-spanned="6" office:value-type="string">
            <text:p text:style-name="P74">&lt;horizontal divider&gt;</text:p>
          </table:table-cell>
          <table:covered-table-cell/>
          <table:covered-table-cell/>
          <table:covered-table-cell/>
          <table:covered-table-cell/>
          <table:covered-table-cell/>
        </table:table-row>
        <table:table-row>
          <table:table-cell table:style-name="Table2.A2" office:value-type="string">
            <text:p text:style-name="P74">&lt;static&gt; Problem: [6]</text:p>
          </table:table-cell>
          <table:table-cell table:style-name="Table2.F2" table:number-columns-spanned="5" office:value-type="string">
            <text:p text:style-name="P74">&lt;static&gt; Problem description [7]</text:p>
          </table:table-cell>
          <table:covered-table-cell/>
          <table:covered-table-cell/>
          <table:covered-table-cell/>
          <table:covered-table-cell/>
        </table:table-row>
        <table:table-row>
          <table:table-cell table:style-name="Table2.A2" office:value-type="string">
            <text:p text:style-name="P72"/>
          </table:table-cell>
          <table:table-cell table:style-name="Table2.A2" office:value-type="string">
            <text:p text:style-name="P74">&lt;button&gt; Show me [8]</text:p>
          </table:table-cell>
          <table:table-cell table:style-name="Table2.A2" office:value-type="string">
            <text:p text:style-name="P72"/>
          </table:table-cell>
          <table:table-cell table:style-name="Table2.A2" office:value-type="string">
            <text:p text:style-name="P72"/>
          </table:table-cell>
          <table:table-cell table:style-name="Table2.A2" office:value-type="string">
            <text:p text:style-name="P72"/>
          </table:table-cell>
          <table:table-cell table:style-name="Table2.F2" office:value-type="string">
            <text:p text:style-name="P72"/>
          </table:table-cell>
        </table:table-row>
      </table:table>
      <text:p text:style-name="P14"/>
      <text:p text:style-name="P36">[1] FT name: shows the HumanName of the FT currently displayed in the control panel.</text:p>
      <text:p text:style-name="P36">[2] Description: shows the HumanName of the FT currently displayed in the control panel.</text:p>
      <text:p text:style-name="P36">[3] FT names: Choice widget listing names of all FTs in the current project, in the order they are created. <text:s/>Current FT is preselected.</text:p>
      <text:p text:style-name="P36">[4] Comment: click to switch to Comment aspect, to allow comments for the FT as a whole to be edited.</text:p>
      <text:p text:style-name="P36">[5] Action: click to switch to Action aspect, to allow actions for the FT as a whole to be edited.</text:p>
      <text:p text:style-name="P36">[6] Problem label: display only when a problem is shown in field [7].</text:p>
      <text:p text:style-name="P36">[7] Problem description: when user clicks on a problem indicator <text:span text:style-name="T36"><draw:frame draw:style-name="fr1" draw:name="Image4" text:anchor-type="as-char" svg:width="0.2244in" svg:height="0.2244in" draw:z-index="3"><draw:image xlink:href="Pictures/10000201000001000000010061B1E146C111FDD3.tif" xlink:type="simple" xlink:show="embed" xlink:actuate="onLoad" loext:mime-type="image/x-vclgraphic"/></draw:frame></text:span><text:s/>in an FT element, the problem description appears here. Can be multi-line. Needs to be properly word-wrapped.</text:p>
      <text:p text:style-name="P36">[8] Show me problem source: click to navigate to the source of the problem currently shown in field [7]. Visible only when [7] is showing a problem and there is a specific cause available to navigate to.</text:p>
      <text:p text:style-name="P36"/>
      <text:p text:style-name="P15">Other Control Panel aspects</text:p>
      <text:p text:style-name="P16"/>
      <text:list xml:id="list190632200277850" text:style-name="L3">
        <text:list-item>
          <text:p text:style-name="P84">Edit action item<text:span text:style-name="T29">s</text:span>: select action item to edit (might show all action items in Content Window); for selected action item: edit text fields (Responsibility), edit date (a date picker field), link to another action item, <text:span text:style-name="T29">whether the action item is in parking lot</text:span>. For editing the Text of the action item, a special set of widgets is shown (see iWindow mode spec for details). Alco ‘Cancel’ and ‘Finished’ buttons. Clicking anywhere in Content Window treated same as ‘Finished’ button.</text:p>
        </text:list-item>
        <text:list-item>
          <text:p text:style-name="P84">Edit comment: <text:span text:style-name="T29">standard Control panel widget set. S</text:span>hows the widgets for editing of the selected comment (see <text:span text:style-name="T29">Control frame</text:span> <text:s/>spec for details), plus ‘Cancel’ and ‘Finished’ buttons. Clicking anywhere in <text:span text:style-name="T29">Control frame</text:span> treated same as ‘Finished’ button.</text:p>
        </text:list-item>
        <text:list-item>
          <text:p text:style-name="P100">Set up risk matrix (to be defined)</text:p>
        </text:list-item>
        <text:list-item>
          <text:p text:style-name="P84">Analysis (for sensitivity analysis, etc) <text:span text:style-name="T29">(future version)</text:span></text:p>
        </text:list-item>
      </text:list>
      <text:list xml:id="list190631688915897" text:style-name="L3">
        <text:list-item>
          <text:p text:style-name="P100">Connector in/out connections setup (to be defined)</text:p>
        </text:list-item>
        <text:list-item>
          <text:p text:style-name="P101">Numbering (standard numbering management widgets)</text:p>
        </text:list-item>
        <text:list-item>
          <text:p text:style-name="P102">Value linking (to be defined)</text:p>
        </text:list-item>
        <text:list-item>
          <text:p text:style-name="P102">Smart tag numbers (to be defined)</text:p>
        </text:list-item>
      </text:list>
      <text:p text:style-name="P1"/>
      <text:p text:style-name="P55">UNDO IMPLEMENTATION</text:p>
      <text:p text:style-name="P31"><text:soft-page-break/>When the user requests Undo or Redo of a change to the FT data set, the undo is executed as follows.</text:p>
      <text:p text:style-name="P31"/>
      <text:p text:style-name="P31">1. The control frame from which the Undo request was sent (call it Control Frame A) calls the <text:span text:style-name="T34">undo execution procedure in module undo, which calls the specific </text:span>undo handler. Undo handlers are in the faulttree module, as methods of class FTObjectInCore, e.g. method ChangeText_Undo().</text:p>
      <text:p text:style-name="P31"/>
      <text:p text:style-name="P31">2. The undo handler performs the data adjustment.</text:p>
      <text:p text:style-name="P31"/>
      <text:p text:style-name="P31">3. The undo handler invokes <text:span text:style-name="T34">core </text:span>procedure UpdateAllViewportsAfterUndo <text:span text:style-name="T34">in module controlframe</text:span>.</text:p>
      <text:p text:style-name="P31"/>
      <text:p text:style-name="P32">4. <text:s/><text:span text:style-name="T32">UpdateAllViewportsAfterUndo </text:span>needs to force Control Frame A to show the Viewport from which the original change was made, panned to show the field that was undone. To do this:</text:p>
      <text:p text:style-name="P32">(a) It fetches full redraw data from the PHA Model, including the coordinates of the relevant field</text:p>
      <text:p text:style-name="P32">(b) If the Edit Panel is currently showing a different Viewport, it instructs the Edit Panel to save a milestone (for back navigation) and switch to the Viewport containing the undone field, panned to the required location to show the undone field (at the top left of the panel if it would otherwise be offscreen). Otherwise, it instructs the Edit Panel to re-render the Viewport, panned to the required location.</text:p>
      <text:p text:style-name="P31"/>
      <text:p text:style-name="P33">5. UpdateAllViewportsAfterUndo needs to request updates to all Viewports on other display devices (Control Frames on collaborator machines, and other viewing frames on the “server” machine). For now, just do a complete refresh of all Viewports other than the one on Control Frame A: go through all current Viewport shadows in the datacore, request the respective PHA models to provide full redraw data, and send it to the display devices. No need to adjust pan on the Viewports (unlike step 4) – it would be distracting to the users if the display suddenly jumps.</text:p>
      <text:p text:style-name="P33"/>
      <text:p text:style-name="P33">Eventually, we can optimise this step by sending data only if the Viewport contains the changed item.</text:p>
      <text:p text:style-name="P33"/>
      <text:p text:style-name="P34">UpdateAllViewportsAfterUndo exits and passes control back to the undo handler.</text:p>
      <text:p text:style-name="P33"/>
      <text:p text:style-name="P31"><text:span text:style-name="T35">6</text:span>. The undo handler calls SaveOnFly to save the data change in the recovery file. <text:span text:style-name="T33">See specification 3-03 for details.</text:span></text:p>
      <text:p text:style-name="P26"/>
      <text:p text:style-name="P30"/>
      <text:p text:style-name="P53">COMMUNICATIONS WITH CORE</text:p>
      <text:p text:style-name="P53"/>
      <text:p text:style-name="P58">INCOMING MESSAGES</text:p>
      <text:p text:style-name="P58"/>
      <text:p text:style-name="P18">The incoming data string contains, in this order:</text:p>
      <text:p text:style-name="P18">- <text:span text:style-name="T6">Exactly one FTDisplay definition</text:span></text:p>
      <text:p text:style-name="P18">- Exactly one FTHeader definition</text:p>
      <text:p text:style-name="P18">- Zero or more FTColumn definitions</text:p>
      <text:p text:style-name="P18">- Zero or more FTCollapseGroup definitions</text:p>
      <text:p text:style-name="P3"/>
      <text:p text:style-name="P4">FT <text:span text:style-name="T7">Display</text:span> information</text:p>
      <text:p text:style-name="P19">&lt;<text:span text:style-name="T7">display</text:span>&gt;</text:p>
      <text:p text:style-name="P19"><text:span text:style-name="T7">Zoom</text:span>=(<text:span text:style-name="T7">int, 1000x the required zoom value; eg zoom of 0.5 → value of 500</text:span>)</text:p>
      <text:p text:style-name="P21">PanX=(int)</text:p>
      <text:p text:style-name="P21">PanY=(int)</text:p>
      <text:p text:style-name="P4"/>
      <text:p text:style-name="P4">FT Header information</text:p>
      <text:p text:style-name="P1">&lt;header&gt;</text:p>
      <text:p text:style-name="P1">SIFName='XA123' (string)</text:p>
      <text:p text:style-name="P1"><text:soft-page-break/>OpMode='Low-demand' | 'High-demand' | 'Continuous' (string)</text:p>
      <text:p text:style-name="P1">Rev='0.1' (string)</text:p>
      <text:p text:style-name="P1">RiskReceptors='Safety, Environment' (string)</text:p>
      <text:p text:style-name="P1">Severity='Severe' (string)</text:p>
      <text:p text:style-name="P1">TolFreqValue='1E-4' (string)</text:p>
      <text:p text:style-name="P1">TolFreqUnit='/yr' (string)</text:p>
      <text:p text:style-name="P1">OutcomeValue='2.5E-2' (string)</text:p>
      <text:p text:style-name="P1">OutcomeUnit='/yr' (string)</text:p>
      <text:p text:style-name="P1">TargetUnit='RRF' (string)</text:p>
      <text:p text:style-name="P1">TargetValue='40' (string)</text:p>
      <text:p text:style-name="P1">BackgColour=0081ff (rrggbb hex digits)</text:p>
      <text:p text:style-name="P1">TextColour=12abd8 (rrggbb hex digits)</text:p>
      <text:p text:style-name="P1">&lt;/header&gt;</text:p>
      <text:p text:style-name="P1"/>
      <text:p text:style-name="P2">FT columns</text:p>
      <text:p text:style-name="P1">&lt;column&gt;</text:p>
      <text:p text:style-name="P1">ColNo=(int)</text:p>
      <text:p text:style-name="P1">[objects]</text:p>
      <text:p text:style-name="P1">&lt;/column&gt;</text:p>
      <text:p text:style-name="P4"/>
      <text:p text:style-name="P4">F<text:span text:style-name="T6">TCollapseGroup</text:span> information</text:p>
      <text:p text:style-name="P19">&lt;<text:span text:style-name="T6">collapsegroup</text:span>&gt;</text:p>
      <text:p text:style-name="P19"><text:span text:style-name="T6">ID=</text:span>(<text:span text:style-name="T6">int</text:span>)</text:p>
      <text:p text:style-name="P20">CollapsedBool=(int) # 0 = not collapsed, 1 = collapsed (didn't use Bool to make it more future-proof)</text:p>
      <text:p text:style-name="P19">&lt;/<text:span text:style-name="T6">collapsegroup</text:span>&gt;</text:p>
      <text:p text:style-name="P19"/>
      <text:p text:style-name="P2">Object: generic event (eg cause, IPL, intermediate event)</text:p>
      <text:p text:style-name="P1">&lt;event&gt;</text:p>
      <text:p text:style-name="P1">ID=(int)</text:p>
      <text:p text:style-name="P19">EventType=(str: can be ‘InitEvent’, ‘IPL’, ‘CondModifier’, ‘IntermediateEvent’, ‘TopEvent’<text:span text:style-name="T6">)</text:span></text:p>
      <text:p text:style-name="P19">BackgColour=(rrggbb)</text:p>
      <text:p text:style-name="P1">Numbering=(str)</text:p>
      <text:p text:style-name="P1">Description=(str: rich text)</text:p>
      <text:p text:style-name="P1">Value=(str)</text:p>
      <text:p text:style-name="P1">ValueUnit=(str)</text:p>
      <text:p text:style-name="P1">Status=int (bitmask: bit 0 = reserved for future, bit 1 = problem, bit 2 = grouped, bit 3 = linked)</text:p>
      <text:p text:style-name="P1">CanEditValue = (bool)</text:p>
      <text:p text:style-name="P1">DescriptionComment = (str) [can be 0 or more instances]</text:p>
      <text:p text:style-name="P1">ValueComment = (str) [can be 0 or more instances]</text:p>
      <text:p text:style-name="P1">ValueUnitComment = (str) [can be 0 or more instances]</text:p>
      <text:p text:style-name="P1">ValueKindComment = (str) [can be 0 or more instances]</text:p>
      <text:p text:style-name="P1">ShowActionItems = (bool)</text:p>
      <text:p text:style-name="P1">ActionItem = (str starting with status byte: bit 1 = linked) [can be 0 or more instances]</text:p>
      <text:p text:style-name="P1">ConnectTo= (int: ID of object connected to) [can be 0 or more instances]</text:p>
      <text:p text:style-name="P1">&lt;/event&gt;</text:p>
      <text:p text:style-name="P1"/>
      <text:p text:style-name="P2">Object: logic gate</text:p>
      <text:p text:style-name="P1">&lt;gate&gt;</text:p>
      <text:p text:style-name="P1">ID=(int)</text:p>
      <text:p text:style-name="P1">GateType=(str: can be 'OR', 'MutExcOR', 'AND', 'NOR', 'NAND')</text:p>
      <text:p text:style-name="P1">BackgColour=(rrggbb)</text:p>
      <text:p text:style-name="P1">Style=(str: can be 'IEC60617-12', 'ANSI91', 'DIN40700')</text:p>
      <text:p text:style-name="P1">Numbering=(str)</text:p>
      <text:p text:style-name="P1">Description=(str: rich text)</text:p>
      <text:p text:style-name="P1">Value=(str: value at gate output)</text:p>
      <text:p text:style-name="P1">ValueUnit=(str)</text:p>
      <text:p text:style-name="P1">Status=int (bitmask: bit 0 = reserved for future, bit 1 = problem, bit 2 = grouped)</text:p>
      <text:p text:style-name="P1">CanEdit = (bool: whether gate can be edited, or is auto-added)</text:p>
      <text:p text:style-name="P1">DescriptionComment = (str) [can be 0 or more instances]</text:p>
      <text:p text:style-name="P1"><text:soft-page-break/>ValueComment = (str) [can be 0 or more instances]</text:p>
      <text:p text:style-name="P1">ValueUnitComment = (str) [can be 0 or more instances]</text:p>
      <text:p text:style-name="P1">&lt;/gate&gt;</text:p>
      <text:p text:style-name="P1"/>
      <text:p text:style-name="P2">Object: connector-in</text:p>
      <text:p text:style-name="P1">&lt;connector-in&gt;</text:p>
      <text:p text:style-name="P1">ID=(int)</text:p>
      <text:p text:style-name="P1">BackgColour=(rrggbb)</text:p>
      <text:p text:style-name="P1">Description=(str: rich text)</text:p>
      <text:p text:style-name="P1">&lt;/connector-in&gt;</text:p>
      <text:p text:style-name="P1"/>
      <text:p text:style-name="P2">Object: connector-out</text:p>
      <text:p text:style-name="P1">&lt;connector-in&gt;</text:p>
      <text:p text:style-name="P1">ID=(int)</text:p>
      <text:p text:style-name="P1">BackgColour=(rrggbb)</text:p>
      <text:p text:style-name="P1">Description=(str: rich text)</text:p>
      <text:p text:style-name="P1">&lt;/connector-out&gt;</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20-02-23T09:44:55.150660820</dc:date>
    <meta:editing-duration>P2DT5H19M42S</meta:editing-duration>
    <meta:editing-cycles>77</meta:editing-cycles>
    <meta:document-statistic meta:table-count="2" meta:image-count="4" meta:object-count="0" meta:page-count="9" meta:paragraph-count="279" meta:word-count="3724" meta:character-count="22607" meta:non-whitespace-character-count="19222"/>
  </office:meta>
</office:document-meta>
</file>